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E0000010E5C2C974A.jpg" manifest:media-type="image/jpeg"/>
  <manifest:file-entry manifest:full-path="Pictures/10000000000004D9000000BF19CB6561.png" manifest:media-type="image/png"/>
  <manifest:file-entry manifest:full-path="Pictures/10001ACF000008FF00000B35C63490F8A4AB57F9.svg" manifest:media-type="image/svg+xml"/>
  <manifest:file-entry manifest:full-path="Pictures/10000200000001FF0000012AC9CD5E0AEE077328.gif" manifest:media-type="image/gif"/>
  <manifest:file-entry manifest:full-path="Pictures/1000000000000020000000204B249CA79A42C6D7.png" manifest:media-type="image/png"/>
  <manifest:file-entry manifest:full-path="Pictures/10000000000001400000007804219D59E6C2DCA8.png" manifest:media-type="image/png"/>
  <manifest:file-entry manifest:full-path="Pictures/10000201000000570000006C086950E06686CAD0.png" manifest:media-type="image/png"/>
  <manifest:file-entry manifest:full-path="Pictures/10000201000003C90000011B0A20478C1BC2ED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38cm" fo:min-width="22.92cm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21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style:font-name="DejaVu Sans Mono1" fo:font-size="14pt" fo:text-shadow="none" style:font-size-asian="14pt" style:font-size-complex="1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24" style:family="paragraph">
      <loext:graphic-properties draw:fill-color="#aecf00"/>
      <style:paragraph-properties fo:text-align="center"/>
    </style:style>
    <style:style style:name="P25" style:family="paragraph">
      <style:paragraph-properties fo:margin-left="0cm" fo:margin-right="0cm" fo:margin-top="0cm" fo:margin-bottom="0.11cm" fo:text-align="start" fo:text-indent="0cm"/>
    </style:style>
    <style:style style:name="P2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7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8" style:family="paragraph">
      <style:paragraph-properties fo:margin-top="0cm" fo:margin-bottom="0.21cm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18pt" fo:text-shadow="none" style:font-size-asian="18pt" style:font-size-complex="18pt"/>
    </style:style>
    <style:style style:name="T11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4" style:family="text">
      <style:text-properties fo:color="#bf1238" style:font-name="DejaVu Sans Mono1" fo:font-size="20pt" fo:text-shadow="none" style:font-size-asian="20pt" style:font-size-complex="20pt"/>
    </style:style>
    <style:style style:name="T15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style:font-name="DejaVu Sans Mono1" fo:font-size="14pt" fo:text-shadow="none" style:font-size-asian="14pt" style:font-size-complex="14pt"/>
    </style:style>
    <style:style style:name="T17" style:family="text">
      <style:text-properties fo:color="#ffffff" style:font-name="DejaVu Sans Mono" fo:font-size="14pt" fo:text-shadow="none" style:font-name-asian="DejaVu Sans Mono" style:font-size-asian="14pt" style:font-name-complex="DejaVu Sans Mono" style:font-size-complex="14pt"/>
    </style:style>
    <style:style style:name="T18" style:family="text">
      <style:text-properties fo:color="#bf1238" style:font-name="DejaVu Sans Mono1" fo:font-size="24pt" fo:text-shadow="none" style:font-size-asian="24pt" style:font-size-complex="24pt"/>
    </style:style>
    <style:style style:name="T19" style:family="text">
      <style:text-properties fo:color="#000000" style:font-name="DejaVu Sans1" fo:font-size="20pt" fo:text-shadow="none" style:font-name-asian="DejaVu Sans1" style:font-size-asian="20pt" style:font-name-complex="DejaVu Sans1" style:font-size-complex="20pt"/>
    </style:style>
    <style:style style:name="T20" style:family="text">
      <style:text-properties fo:color="#bf1238" fo:font-size="28pt" fo:text-shadow="none" style:font-size-asian="28pt" style:font-size-complex="28pt"/>
    </style:style>
    <style:style style:name="T21" style:family="text">
      <style:text-properties fo:color="#ffffff" style:font-name="DejaVu Sans 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ffffff" style:font-name="DejaVu Sans Mono1" fo:font-style="normal" fo:text-shadow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84" style:font-name="DejaVu Sans Mono1" fo:font-style="normal" fo:text-shadow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aecf00" style:font-name="DejaVu Sans Mono1" fo:font-style="normal" fo:text-shadow="none" fo:font-weight="bold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0pt" fo:text-shadow="none" style:font-size-asian="20pt" style:font-size-complex="20pt"/>
    </style:style>
    <style:style style:name="T27" style:family="text">
      <style:text-properties style:use-window-font-color="true" fo:font-size="18pt" fo:text-shadow="none" style:font-size-asian="18pt" style:font-size-complex="18pt"/>
    </style:style>
    <style:style style:name="T28" style:family="text">
      <style:text-properties fo:color="#ffffff" style:font-name="DejaVu Sans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position="super 60%" fo:font-size="18pt" fo:text-shadow="none" style:font-size-asian="18pt" style:font-size-complex="18pt"/>
    </style:style>
    <style:style style:name="T30" style:family="text">
      <style:text-properties fo:color="#aecf0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31" style:family="text">
      <style:text-properties style:use-window-font-color="true" style:font-name="DejaVu Sans2" fo:font-size="24pt" fo:text-shadow="none" style:font-size-asian="24pt" style:font-size-complex="24pt"/>
    </style:style>
    <style:style style:name="T32" style:family="text">
      <style:text-properties style:use-window-font-color="true" style:font-name="DejaVu Sans Mono1" fo:font-size="24pt" fo:text-shadow="none" style:font-size-asian="24pt" style:font-size-complex="24pt"/>
    </style:style>
    <style:style style:name="T33" style:family="text">
      <style:text-properties fo:color="#000000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style:use-window-font-color="true" fo:font-size="24pt" fo:text-shadow="none" style:font-size-asian="24pt" style:font-size-complex="24pt"/>
    </style:style>
    <style:style style:name="T36" style:family="text">
      <style:text-properties fo:color="#c5000b" style:font-name="DejaVu Sans Mono1" fo:font-size="20pt" fo:text-shadow="none" style:font-size-asian="20pt" style:font-size-complex="20pt"/>
    </style:style>
    <style:style style:name="T37" style:family="text">
      <style:text-properties fo:color="#ffffff" style:font-name="DejaVu Sans Mono" fo:font-size="16pt" fo:text-shadow="none" fo:font-weight="normal" style:font-name-asian="DejaVu Sans Mono" style:font-size-asian="16pt" style:font-weight-asian="normal" style:font-name-complex="DejaVu Sans Mono" style:font-size-complex="16pt" style:font-weight-complex="normal"/>
    </style:style>
    <style:style style:name="T38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0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4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bf123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style:use-window-font-color="true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style:use-window-font-color="true" style:font-name="DejaVu Sans Mono1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0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51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bf1238" style:font-name="DejaVu Sans Mono1" fo:font-size="24pt" fo:text-shadow="none" fo:font-weight="normal" style:font-size-asian="24pt" style:font-weight-asian="normal" style:font-size-complex="24pt" style:font-weight-complex="normal"/>
    </style:style>
    <style:style style:name="T5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5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56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57" style:family="text">
      <style:text-properties fo:color="#000000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bf1238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style:use-window-font-color="true" style:font-name="DejaVu Sans2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4 - Configuration du Système GNU/Linux</text:span></text:p>
              <text:list>
                <text:list-item>
                  <text:list>
                    <text:list-item>
                      <text:p text:style-name="P14"><text:span text:style-name="T8">Utiliser les ressources du shell Bash</text:span></text:p>
                    </text:list-item>
                    <text:list-item>
                      <text:p text:style-name="P14"><text:span text:style-name="T8">Identifier &amp; gérer les processus</text:span></text:p>
                    </text:list-item>
                    <text:list-item>
                      <text:p text:style-name="P14"><text:span text:style-name="T8">Gérer les permissions sur les fichiers et répertoires</text:span></text:p>
                    </text:list-item>
                    <text:list-item>
                      <text:p text:style-name="P14"><text:span text:style-name="T8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GNU BASH → Bourne-again Shell</text:span></text:p>
              <text:list>
                <text:list-item>
                  <text:list>
                    <text:list-item>
                      <text:p text:style-name="P14"><text:span text:style-name="T8">Interpréteur de commandes</text:span></text:p>
                      <text:list>
                        <text:list-item>
                          <text:list>
                            <text:list-item>
                              <text:p text:style-name="P14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nvironnement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9">Fonctions et alias</text:span></text:p>
                            </text:list-item>
                            <text:list-item>
                              <text:p text:style-name="P14"><text:span text:style-name="T9">Arithmétique et tableaux</text:span></text:p>
                            </text:list-item>
                            <text:list-item>
                              <text:p text:style-name="P14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Documentation shell Bash</text:span></text:p>
                      <text:list>
                        <text:list-item>
                          <text:list>
                            <text:list-item>
                              <text:p text:style-name="P14"><text:span text:style-name="T9">Manuel de référence</text:span></text:p>
                              <text:list>
                                <text:list-item>
                                  <text:p text:style-name="P14"><text:span text:style-name="T10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T9">Advanced Bash Scripting</text:span></text:p>
                              <text:list>
                                <text:list-item>
                                  <text:p text:style-name="P14"><text:span text:style-name="T10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55cm" svg:height="5cm" svg:x="20.1cm" svg:y="8.6cm">
          <draw:image xlink:href="Pictures/10000000000001400000007804219D59E6C2DCA8.png" xlink:type="simple" xlink:show="embed" xlink:actuate="onLoad">
            <text:p/>
          </draw:image>
        </draw:frame>
        <draw:custom-shape draw:style-name="gr14" draw:text-style-name="P17" draw:layer="layout" svg:width="7.2cm" svg:height="2.9cm" svg:x="20.8cm" svg:y="14.9cm">
          <text:p text:style-name="P16"><text:span text:style-name="T11">$ man sh</text:span></text:p>
          <text:p text:style-name="P16"><text:span text:style-name="T11"/></text:p>
          <text:p text:style-name="P16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701cm" svg:height="1.801cm" svg:x="25.099cm" svg:y="14cm">
          <text:p text:style-name="P18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6.644cm" svg:height="1.801cm" svg:x="24.356cm" svg:y="16.2cm">
          <text:p text:style-name="P18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Éditions et corrections en ligne de commande</text:span></text:p>
              <text:list>
                <text:list-item>
                  <text:p text:style-name="P14"><text:span text:style-name="T8">Synthèse des «styles» Emacs, vi, IOS et autres shells</text:span></text:p>
                </text:list-item>
                <text:list-item>
                  <text:p text:style-name="P14"><text:span text:style-name="T8">Touche tabulation → </text:span><text:span text:style-name="T13">auto completion</text:span></text:p>
                </text:list-item>
                <text:list-item>
                  <text:p text:style-name="P14"><text:span text:style-name="T8">Historique et rappel des commandes antérieures</text:span></text:p>
                  <text:list>
                    <text:list-item>
                      <text:list>
                        <text:list-item>
                          <text:p text:style-name="P14"><text:span text:style-name="T9">Commande </text:span><text:span text:style-name="T14">history</text:span></text:p>
                        </text:list-item>
                        <text:list-item>
                          <text:p text:style-name="P14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14"><text:span text:style-name="T10">Ctrl+R, Ctrl+A, Ctrl+E</text:span></text:p>
                                </text:list-item>
                                <text:list-item>
                                  <text:p text:style-name="P14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4"><text:span text:style-name="T8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14"><text:span text:style-name="T9">Enchaînements logiques → ; → &amp;&amp; → ||</text:span></text:p>
                        </text:list-item>
                        <text:list-item>
                          <text:p text:style-name="P14"><text:span text:style-name="T9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2.7cm" svg:x="0.66cm" svg:y="3.7cm">
          <text:list text:style-name="L2">
            <text:list-item>
              <text:p text:style-name="P14"><text:span text:style-name="T7">Exemple de script shell</text:span></text:p>
              <text:list>
                <text:list-item>
                  <text:list>
                    <text:list-item>
                      <text:p text:style-name="P14"><text:span text:style-name="T9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3.74cm" svg:height="12.2cm" svg:x="1.66cm" svg:y="6.6cm">
          <text:p text:style-name="P20"><text:span text:style-name="T16">#!/bin/bash</text:span></text:p>
          <text:p text:style-name="P20"><text:span text:style-name="T16"/></text:p>
          <text:p text:style-name="P20"><text:span text:style-name="T16">database_tool=sqlite3</text:span></text:p>
          <text:p text:style-name="P20"><text:span text:style-name="T16">command=$(which $database_tool)</text:span></text:p>
          <text:p text:style-name="P20"><text:span text:style-name="T16"/></text:p>
          <text:p text:style-name="P20"><text:span text:style-name="T16">if [ ! -x </text:span><text:span text:style-name="T17">"</text:span><text:span text:style-name="T16">$command</text:span><text:span text:style-name="T17">"</text:span><text:span text:style-name="T16"> ]; then</text:span></text:p>
          <text:p text:style-name="P20"><text:span text:style-name="T16"><text:s text:c="3"/></text:span><text:span text:style-name="T16">echo "ERREUR : le programme $command est introuvable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if [ ! -z `pidof firefox-bin` ]; then</text:span></text:p>
          <text:p text:style-name="P20"><text:span text:style-name="T16"><text:s text:c="3"/></text:span><text:span text:style-name="T16">echo "ERREUR : le navigateur est en cours d'exécution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for base in ~/.mozilla/firefox/*.default/*.sqlite; do</text:span></text:p>
          <text:p text:style-name="P20"><text:span text:style-name="T16"><text:s text:c="3"/></text:span><text:span text:style-name="T16">$command $base "VACUUM" &amp;&amp; echo "Base $(basename $base .sqlite) nettoyée."</text:span></text:p>
          <text:p text:style-name="P20"><text:span text:style-name="T16">done</text:span></text:p>
          <text:p text:style-name="P20"><text:span text:style-name="T16"/></text:p>
          <text:p text:style-name="P20"><text:span text:style-name="T16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844cm" svg:height="1cm" svg:x="7.656cm" svg:y="6.6cm">
          <text:p text:style-name="P18"><text:span text:style-name="T12">Affectation d'une variable</text:span></text:p>
          <draw:enhanced-geometry svg:viewBox="0 0 21600 21600" draw:glue-points="10800 0 0 10800 10800 21600 21600 10800 ?f40 ?f41" draw:text-areas="0 0 21600 21600" draw:type="rectangular-callout" draw:modifiers="2398.10062182024 36424.3756243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4.844cm" svg:height="1.001cm" svg:x="12cm" svg:y="8.999cm">
          <text:p text:style-name="P18"><text:span text:style-name="T12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2.2cm" svg:height="1.001cm" svg:x="14.8cm" svg:y="11.8cm">
          <text:p text:style-name="P18"><text:span text:style-name="T12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9.139cm" svg:height="1.601cm" svg:x="19.561cm" svg:y="14.4cm">
          <text:p text:style-name="P18"><text:span text:style-name="T12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9">Comment lister l'historique des commandes ?</text:span></text:p>
                </text:list-item>
                <text:list-item>
                  <text:p text:style-name="P14"><text:span text:style-name="T9">Quel est l'effet de la séquence de touche Ctrl+A ?</text:span></text:p>
                </text:list-item>
                <text:list-item>
                  <text:p text:style-name="P14"><text:span text:style-name="T9">Comment rappeler une commande dans l'historique ?</text:span></text:p>
                </text:list-item>
                <text:list-item>
                  <text:p text:style-name="P14"><text:span text:style-name="T9">Comment modifier le fichier ~/.bashrc pour afficher les fichiers et répertoires en couleur ?</text:span></text:p>
                </text:list-item>
                <text:list-item>
                  <text:p text:style-name="P14"><text:span text:style-name="T9">Quel est l'effet de la séquence de touche Ctrl+D ?</text:span></text:p>
                </text:list-item>
                <text:list-item>
                  <text:p text:style-name="P14"><text:span text:style-name="T9">Quelles sont les différences entre les commandes set et env ?</text:span></text:p>
                </text:list-item>
                <text:list-item>
                  <text:p text:style-name="P14"><text:span text:style-name="T9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9.14cm" svg:height="15.1cm" svg:x="0.66cm" svg:y="3.7cm">
          <text:list text:style-name="L2">
            <text:list-item>
              <text:p text:style-name="P14"><text:span text:style-name="T7">Processus → programme en cours d'exécution</text:span></text:p>
              <text:list>
                <text:list-item>
                  <text:p text:style-name="P14"><text:span text:style-name="T8">Fonction Unix de base → partage des ressources du système entre différents programmes</text:span></text:p>
                </text:list-item>
                <text:list-item>
                  <text:p text:style-name="P14"><text:span text:style-name="T8">Ordonnanceur (</text:span><text:span text:style-name="T13">Scheduler</text:span><text:span text:style-name="T8">) → attribution des tranches de temps processeur en fonction du type de tâche</text:span></text:p>
                </text:list-item>
                <text:list-item>
                  <text:p text:style-name="P14"><text:span text:style-name="T8">Fonctions multi-tâches préemptives du noyau Linux</text:span></text:p>
                  <text:list>
                    <text:list-item>
                      <text:list>
                        <text:list-item>
                          <text:p text:style-name="P14"><text:span text:style-name="T9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45cm" svg:height="9cm" svg:x="19.4cm" svg:y="4cm">
          <draw:image xlink:href="Pictures/10000200000001FF0000012AC9CD5E0AEE077328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5cm" svg:x="0.66cm" svg:y="3.6cm">
          <text:list text:style-name="L2">
            <text:list-item>
              <text:p text:style-name="P14"><text:span text:style-name="T7">Gestion des processus</text:span></text:p>
              <text:list>
                <text:list-item>
                  <text:list>
                    <text:list-item>
                      <text:p text:style-name="P14"><text:span text:style-name="T9">Qui est le propriétaire d'un processus ?</text:span></text:p>
                    </text:list-item>
                    <text:list-item>
                      <text:p text:style-name="P14"><text:span text:style-name="T9">Quelles sont les ressources utilisées par un processus ?</text:span></text:p>
                    </text:list-item>
                    <text:list-item>
                      <text:p text:style-name="P14"><text:span text:style-name="T9">Comment changer le niveau de priorité d'un processus ?</text:span></text:p>
                    </text:list-item>
                    <text:list-item>
                      <text:p text:style-name="P14"><text:span text:style-name="T9">Comment tuer un processus défectueux ?</text:span></text:p>
                    </text:list-item>
                  </text:list>
                </text:list-item>
                <text:list-item>
                  <text:p text:style-name="P14"><text:span text:style-name="T8">Commandes de gestion des processus</text:span></text:p>
                  <text:list>
                    <text:list-item>
                      <text:p text:style-name="P14"><text:span text:style-name="T9">Qui, quoi, combien</text:span></text:p>
                      <text:list>
                        <text:list-item>
                          <text:list>
                            <text:list-item>
                              <text:p text:style-name="P14"><text:span text:style-name="T10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Priorités</text:span></text:p>
                      <text:list>
                        <text:list-item>
                          <text:list>
                            <text:list-item>
                              <text:p text:style-name="P14"><text:span text:style-name="T10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Signalisation et arrêt</text:span></text:p>
                      <text:list>
                        <text:list-item>
                          <text:list>
                            <text:list-item>
                              <text:p text:style-name="P14"><text:span text:style-name="T10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Utilisation mémoire</text:span></text:p>
                      <text:list>
                        <text:list-item>
                          <text:list>
                            <text:list-item>
                              <text:p text:style-name="P14"><text:span text:style-name="T10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2cm" svg:height="3.33cm" svg:x="11.4cm" svg:y="13cm">
          <draw:image xlink:href="Pictures/10000000000004D9000000BF19CB6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ps</text:span></text:p>
                  <text:list>
                    <text:list-item>
                      <text:p text:style-name="P14"><text:span text:style-name="T9">Comment visualiser les processus, les propriétaires et les terminaux ?</text:span></text:p>
                    </text:list-item>
                    <text:list-item>
                      <text:p text:style-name="P14"><text:span text:style-name="T9">Quelle est la signification de la commande ps faux ?</text:span></text:p>
                    </text:list-item>
                  </text:list>
                </text:list-item>
                <text:list-item>
                  <text:p text:style-name="P14"><text:span text:style-name="T8">Commandes </text:span><text:span text:style-name="T18">kill</text:span><text:span text:style-name="T8"> et </text:span><text:span text:style-name="T18">killall</text:span></text:p>
                  <text:list>
                    <text:list-item>
                      <text:p text:style-name="P14"><text:span text:style-name="T9">Quelle est la signification du terme signal ?</text:span></text:p>
                    </text:list-item>
                    <text:list-item>
                      <text:p text:style-name="P14"><text:span text:style-name="T9">Comment relancer un processus ?</text:span></text:p>
                    </text:list-item>
                    <text:list-item>
                      <text:p text:style-name="P14"><text:span text:style-name="T9">Comment tuer un processus «en force» ?</text:span></text:p>
                    </text:list-item>
                  </text:list>
                </text:list-item>
                <text:list-item>
                  <text:p text:style-name="P14"><text:span text:style-name="T8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19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2.5cm" svg:x="0.66cm" svg:y="3.7cm">
          <text:list text:style-name="L2">
            <text:list-item>
              <text:p text:style-name="P14"><text:span text:style-name="T7">Un </text:span><text:span text:style-name="T20">masque</text:span><text:span text:style-name="T7"> de permissions pour tout fichier ou répertoire</text:span></text:p>
              <text:list>
                <text:list-item>
                  <text:p text:style-name="P14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31.4cm" svg:height="5.6cm" svg:x="1.66cm" svg:y="6.4cm">
          <text:p text:style-name="P16"><text:span text:style-name="T21">$ ls -lA</text:span></text:p>
          <text:p><text:span text:style-name="T22">drwx------ <text:s/>2 <text:s/>etu etu <text:s text:c="3"/>4096 Jan <text:s/>1 00:04 <text:s/>mail</text:span></text:p>
          <text:p><text:span text:style-name="T22">drwxrwxr-x <text:s/>3 <text:s/>etu etu <text:s text:c="3"/>4096 Nov 18 09:54 <text:s/>public_html</text:span></text:p>
          <text:p><text:span text:style-name="T22">-rw-rw---- <text:s/>1 <text:s/>etu etu <text:s/>136430 Feb <text:s/>6 16:52 <text:s/>trash.file</text:span></text:p>
          <text:p><text:span text:style-name="T23"/></text:p>
          <text:p><text:span text:style-name="T23"/></text:p>
          <text:p><text:span text:style-name="T24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5" draw:layer="layout" svg:width="33.33cm" svg:height="2.5cm" svg:x="0.66cm" svg:y="12.3cm">
          <text:list text:style-name="L2">
            <text:list-item>
              <text:p text:style-name="P14"><text:span text:style-name="T25">Un utilisateur peut appartenir à plusieurs groupes</text:span></text:p>
              <text:list>
                <text:list-item>
                  <text:p text:style-name="P14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31.4cm" svg:height="3.301cm" svg:x="1.66cm" svg:y="15.099cm">
          <text:p text:style-name="P16"><text:span text:style-name="T21">$ id</text:span></text:p>
          <text:p><text:span text:style-name="T22">uid=1000(etu) gid=1000(etu) groups=1000(etu),29(audio)</text:span></text:p>
          <text:p><text:span text:style-name="T23"/></text:p>
          <text:p><text:span text:style-name="T24"><text:s text:c="5"/></text:span><text:span text:style-name="T24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7.7cm" svg:x="0.66cm" svg:y="3.5cm">
          <text:list text:style-name="L2">
            <text:list-item>
              <text:p text:style-name="P14"><text:span text:style-name="T7">Masque des permissions de base → 10 indicateurs</text:span></text:p>
              <text:list>
                <text:list-item>
                  <text:p text:style-name="P14"><text:span text:style-name="T8">Partant de la gauche</text:span></text:p>
                  <text:list>
                    <text:list-item>
                      <text:p text:style-name="P14"><text:span text:style-name="T9">Premier indicateur → nature de l'objet </text:span></text:p>
                      <text:list>
                        <text:list-item>
                          <text:p text:style-name="P14"><text:span text:style-name="T10">fichier, répertoire, périphérique ou socket Unix</text:span></text:p>
                        </text:list-item>
                      </text:list>
                    </text:list-item>
                    <text:list-item>
                      <text:p text:style-name="P14"><text:span text:style-name="T26">Autres indicateurs → droits</text:span></text:p>
                      <text:list>
                        <text:list-item>
                          <text:p text:style-name="P14"><text:span text:style-name="T27">lecture, écriture, exécution</text:span></text:p>
                        </text:list-item>
                        <text:list-item>
                          <text:p text:style-name="P14"><text:span text:style-name="T27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1" draw:id="id1" draw:layer="layout" svg:width="31.4cm" svg:height="5.8cm" svg:x="1.66cm" svg:y="12cm">
          <text:p text:style-name="P16"><text:span text:style-name="T28">d rwx rwx rwx</text:span></text:p>
          <text:p text:style-name="P16"><text:span text:style-name="T28"><text:s/></text:span></text:p>
          <text:p><text:span text:style-name="T22"><text:s text:c="15"/></text:span><text:span text:style-name="T22">Permissions for others</text:span></text:p>
          <text:p><text:span text:style-name="T22"><text:s text:c="15"/></text:span><text:span text:style-name="T22">Permissions for group</text:span></text:p>
          <text:p><text:span text:style-name="T22"><text:s text:c="15"/></text:span><text:span text:style-name="T22">Permissions for owner</text:span></text:p>
          <text:p><text:span text:style-name="T22"><text:s text:c="15"/></text:span><text:span text:style-name="T22">- → file | d → directory | l → symlink |</text:span></text:p>
          <text:p><text:span text:style-name="T22"><text:s text:c="15"/></text:span><text:span text:style-name="T22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draw:type="line" svg:x1="17.36cm" svg:y1="12cm" svg:x2="17.36cm" svg:y2="12cm" draw:start-shape="id1" draw:end-shape="id1" svg:d="M17360 12000z" svg:viewBox="0 0 1 1">
          <text:p/>
        </draw:connector>
        <draw:line draw:style-name="gr31" draw:text-style-name="P7" draw:layer="layout" svg:x1="6.6cm" svg:y1="14.4cm" svg:x2="7.8cm" svg:y2="14.4cm">
          <text:p/>
        </draw:line>
        <draw:line draw:style-name="gr31" draw:text-style-name="P7" draw:layer="layout" svg:x1="6.6cm" svg:y1="14.4cm" svg:x2="6.6cm" svg:y2="12.9cm">
          <text:p/>
        </draw:line>
        <draw:line draw:style-name="gr31" draw:text-style-name="P7" draw:layer="layout" svg:x1="5.2cm" svg:y1="15.1cm" svg:x2="7.8cm" svg:y2="15.1cm">
          <text:p/>
        </draw:line>
        <draw:line draw:style-name="gr31" draw:text-style-name="P7" draw:layer="layout" svg:x1="5.2cm" svg:y1="15.1cm" svg:x2="5.22cm" svg:y2="12.9cm">
          <text:p/>
        </draw:line>
        <draw:line draw:style-name="gr31" draw:text-style-name="P7" draw:layer="layout" svg:x1="3.652cm" svg:y1="15.8cm" svg:x2="3.652cm" svg:y2="12.9cm">
          <text:p/>
        </draw:line>
        <draw:line draw:style-name="gr31" draw:text-style-name="P7" draw:layer="layout" svg:x1="3.6cm" svg:y1="15.8cm" svg:x2="7.8cm" svg:y2="15.8cm">
          <text:p/>
        </draw:line>
        <draw:line draw:style-name="gr31" draw:text-style-name="P7" draw:layer="layout" svg:x1="2.51cm" svg:y1="16.6cm" svg:x2="7.82cm" svg:y2="16.624cm">
          <text:p/>
        </draw:line>
        <draw:line draw:style-name="gr31" draw:text-style-name="P7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5.3cm" svg:x="0.66cm" svg:y="3.5cm">
          <text:list text:style-name="L2">
            <text:list-item>
              <text:p text:style-name="P14"><text:span text:style-name="T7">Édition du masque des permissions</text:span></text:p>
              <text:list>
                <text:list-item>
                  <text:p text:style-name="P14"><text:span text:style-name="T8">Commandes usuelles</text:span></text:p>
                  <text:list>
                    <text:list-item>
                      <text:list>
                        <text:list-item>
                          <text:p text:style-name="P14"><text:span text:style-name="T14">ls</text:span><text:span text:style-name="T9"> → visualisation</text:span></text:p>
                        </text:list-item>
                        <text:list-item>
                          <text:p text:style-name="P14"><text:span text:style-name="T14">chown</text:span><text:span text:style-name="T9">, </text:span><text:span text:style-name="T14">chgrp</text:span><text:span text:style-name="T9"> → changement de propriétaire ou de groupe</text:span></text:p>
                        </text:list-item>
                        <text:list-item>
                          <text:p text:style-name="P14"><text:span text:style-name="T14">chmod</text:span><text:span text:style-name="T9"> → changement de masque</text:span></text:p>
                        </text:list-item>
                        <text:list-item>
                          <text:p text:style-name="P14"><text:span text:style-name="T14">umask</text:span><text:span text:style-name="T9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Codage des permissions</text:span></text:p>
                  <text:list>
                    <text:list-item>
                      <text:list>
                        <text:list-item>
                          <text:p text:style-name="P14"><text:span text:style-name="T9">Notation littérale</text:span></text:p>
                          <text:list>
                            <text:list-item>
                              <text:p text:style-name="P16"><text:span text:style-name="T10">r → read → droit de lecture</text:span></text:p>
                            </text:list-item>
                            <text:list-item>
                              <text:p text:style-name="P16"><text:span text:style-name="T10">w → write → droit d'écriture</text:span></text:p>
                            </text:list-item>
                            <text:list-item>
                              <text:p text:style-name="P16"><text:span text:style-name="T10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14"><text:span text:style-name="T9">Notation en octal</text:span></text:p>
                          <text:list>
                            <text:list-item>
                              <text:p text:style-name="P16"><text:span text:style-name="T10">r → 2</text:span><text:span text:style-name="T29">2</text:span><text:span text:style-name="T10"> → 4</text:span></text:p>
                            </text:list-item>
                            <text:list-item>
                              <text:p text:style-name="P16"><text:span text:style-name="T10">w → 2</text:span><text:span text:style-name="T29">1</text:span><text:span text:style-name="T10"> → 2</text:span></text:p>
                            </text:list-item>
                            <text:list-item>
                              <text:p text:style-name="P16"><text:span text:style-name="T10">x → 2</text:span><text:span text:style-name="T29">0</text:span><text:span text:style-name="T10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8.8cm" svg:height="7.2cm" svg:x="15cm" svg:y="10.8cm">
          <text:p text:style-name="P25"><text:span text:style-name="T11">$ touch emptyfile</text:span></text:p>
          <text:p text:style-name="P25"><text:span text:style-name="T11">$ ls -l emptyfile</text:span></text:p>
          <text:p text:style-name="P25"><text:span text:style-name="T11">-rw- r-- r-- 1 etu etu 0 mai <text:s text:c="2"/>16 11:20 emptyfile</text:span></text:p>
          <text:p text:style-name="P25"><text:span text:style-name="T11"><text:s/></text:span><text:span text:style-name="T30">420 400 400</text:span></text:p>
          <text:p text:style-name="P25"><text:span text:style-name="T30"><text:s text:c="2"/></text:span><text:span text:style-name="T30">6 <text:s text:c="2"/>4 <text:s text:c="2"/>4 → 644</text:span></text:p>
          <text:p text:style-name="P25"><text:span text:style-name="T11">$ chmod +x emptyfile</text:span></text:p>
          <text:p text:style-name="P25"><text:span text:style-name="T11">-rwx r-x r-x 1 etu etu 0 mai <text:s text:c="2"/>16 11:20 emptyfile</text:span></text:p>
          <text:p text:style-name="P25"><text:span text:style-name="T11"><text:s/></text:span><text:span text:style-name="T30">421 401 401</text:span></text:p>
          <text:p text:style-name="P25"><text:span text:style-name="T30"><text:s text:c="2"/></text:span><text:span text:style-name="T30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ls</text:span><text:span text:style-name="T31">, </text:span><text:span text:style-name="T32">d</text:span><text:span text:style-name="T33">onner un exemple de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34">programme exécutable</text:span></text:p>
                            </text:list-item>
                            <text:list-item>
                              <text:p text:style-name="P14"><text:span text:style-name="T34">lien symbolique</text:span></text:p>
                            </text:list-item>
                            <text:list-item>
                              <text:p text:style-name="P14"><text:span text:style-name="T34">périphérique en mode caractère</text:span></text:p>
                            </text:list-item>
                            <text:list-item>
                              <text:p text:style-name="P14"><text:span text:style-name="T34">périphérique en mode bloc</text:span></text:p>
                            </text:list-item>
                            <text:list-item>
                              <text:p text:style-name="P14"><text:span text:style-name="T34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35">Permissions sur les fichiers et répertoires</text:span></text:p>
                  <text:list>
                    <text:list-item>
                      <text:p text:style-name="P14"><text:span text:style-name="T9">Donner les valeurs numériques des masques d'un fichier de données et d'un programme</text:span></text:p>
                    </text:list-item>
                    <text:list-item>
                      <text:p text:style-name="P14"><text:span text:style-name="T9">Quel est l'effet de l'instruction </text:span><text:span text:style-name="T36">umask 027</text:span><text:span text:style-name="T9"> ?</text:span></text:p>
                    </text:list-item>
                  </text:list>
                </text:list-item>
                <text:list-item>
                  <text:p text:style-name="P14"><text:span text:style-name="T8">Shell script Bash «Hello, World!»</text:span></text:p>
                  <text:list>
                    <text:list-item>
                      <text:p text:style-name="P14"><text:span text:style-name="T9">Créer le fichier script </text:span><text:span text:style-name="T14">hello.sh</text:span><text:span text:style-name="T9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7.2cm" svg:height="2.9cm" svg:x="24.4cm" svg:y="14.8cm">
          <text:p text:style-name="P25"><text:span text:style-name="T11">#!/bin/bash</text:span></text:p>
          <text:p text:style-name="P25"><text:span text:style-name="T11"/></text:p>
          <text:p text:style-name="P25"><text:span text:style-name="T11">echo </text:span><text:span text:style-name="T37">"</text:span><text:span text:style-name="T11">Hello, World!</text:span><text:span text:style-name="T37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33.33cm" svg:height="14.9cm" svg:x="0.66cm" svg:y="3.7cm">
          <text:list text:style-name="L2">
            <text:list-item>
              <text:p text:style-name="P14"><text:span text:style-name="T25">Masque étendu</text:span></text:p>
              <text:list>
                <text:list-item>
                  <text:list>
                    <text:list-item>
                      <text:p text:style-name="P14"><text:span text:style-name="T38">3 bits supplémentaires → extension des permissions</text:span></text:p>
                      <text:list>
                        <text:list-item>
                          <text:p><text:span text:style-name="T39">SUID</text:span><text:span text:style-name="T40"> : Set User ID bit</text:span></text:p>
                        </text:list-item>
                        <text:list-item>
                          <text:p><text:span text:style-name="T39">SGID</text:span><text:span text:style-name="T40"> : Set Group ID bit</text:span></text:p>
                        </text:list-item>
                        <text:list-item>
                          <text:p><text:span text:style-name="T40">directory </text:span><text:span text:style-name="T39">Sticky bit</text:span></text:p>
                        </text:list-item>
                      </text:list>
                    </text:list-item>
                    <text:list-item>
                      <text:p><text:span text:style-name="T38">Ces 3 bits prennent la place du bit d'exécution </text:span><text:span text:style-name="T41">x</text:span></text:p>
                    </text:list-item>
                    <text:list-item>
                      <text:p><text:span text:style-name="T38">Pour le propriétair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Pour le group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Directory Sticky bit</text:span></text:p>
                      <text:list>
                        <text:list-item>
                          <text:p><text:span text:style-name="T40">Utile pour les répertoires partagés</text:span></text:p>
                        </text:list-item>
                        <text:list-item>
                          <text:p><text:span text:style-name="T40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9cm" svg:x="0.66cm" svg:y="3.7cm">
          <text:list text:style-name="L3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42">Quel est le rôle du masque étendu pour les objets suivants ?</text:span></text:p>
                </text:list-item>
              </text:list>
            </text:list-item>
          </text:list>
          <text:p text:style-name="P28"><text:span text:style-name="T40"><text:tab/></text:span><text:span text:style-name="T40"><text:tab/></text:span><text:span text:style-name="T40">/usr/bin/passwd, /usr/bin/wall et /tmp</text:span></text:p>
          <text:list text:continue-numbering="true" text:style-name="L3">
            <text:list-item>
              <text:list>
                <text:list-item>
                  <text:p text:style-name="P28"><text:span text:style-name="T42">Comment activer le bit SUID sur un fichier ?</text:span></text:p>
                  <text:list>
                    <text:list-item>
                      <text:list>
                        <text:list-item>
                          <text:p text:style-name="P28"><text:span text:style-name="T40">Créer un fichier test avec la commande </text:span><text:span text:style-name="T39">touch</text:span><text:span text:style-name="T40">.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42">Comment activer le bit SGID sur un répertoire ?</text:span></text:p>
                  <text:list>
                    <text:list-item>
                      <text:list>
                        <text:list-item>
                          <text:p text:style-name="P28"><text:span text:style-name="T40">Créer un répertoire avec la commande </text:span><text:span text:style-name="T39">mkdir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42">Comment activer le Directory Sticky bit sur un répertoire ?</text:span></text:p>
                  <text:list>
                    <text:list-item>
                      <text:list>
                        <text:list-item>
                          <text:p text:style-name="P28"><text:span text:style-name="T40">Créer un répertoire avec la commande </text:span><text:span text:style-name="T39">mkdir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3.7cm" svg:x="0.66cm" svg:y="3.6cm">
          <text:list text:style-name="L2">
            <text:list-item>
              <text:p text:style-name="P14"><text:span text:style-name="T43">Compilation d'un logiciel libre</text:span></text:p>
              <text:list>
                <text:list-item>
                  <text:list>
                    <text:list-item>
                      <text:p text:style-name="P14"><text:span text:style-name="T44">3 étapes classiques → ./configure ; make ; make install</text:span></text:p>
                    </text:list-item>
                    <text:list-item>
                      <text:p text:style-name="P14"><text:span text:style-name="T45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14"><text:span text:style-name="T46">Commande </text:span><text:span text:style-name="T47">tar </text:span><text:span text:style-name="T48">→ </text:span><text:span text:style-name="T49">tape archive</text:span></text:p>
                            </text:list-item>
                            <text:list-item>
                              <text:p text:style-name="P14"><text:span text:style-name="T46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Étape ./configure</text:span></text:p>
                      <text:list>
                        <text:list-item>
                          <text:list>
                            <text:list-item>
                              <text:p text:style-name="P14"><text:span text:style-name="T46">Garantit la portabilité du logiciel</text:span></text:p>
                            </text:list-item>
                            <text:list-item>
                              <text:p text:style-name="P14"><text:span text:style-name="T46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0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46">Vérifie la présence des bibliothèques nécessaires</text:span></text:p>
                            </text:list-item>
                            <text:list-item>
                              <text:p text:style-name="P14"><text:span text:style-name="T46">Génère les </text:span><text:span text:style-name="T51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44">Étape make</text:span></text:p>
                      <text:list>
                        <text:list-item>
                          <text:list>
                            <text:list-item>
                              <text:p text:style-name="P14"><text:span text:style-name="T52">Compilation des modules du logiciel</text:span></text:p>
                            </text:list-item>
                            <text:list-item>
                              <text:p text:style-name="P14"><text:span text:style-name="T52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Étape make install</text:span></text:p>
                      <text:list>
                        <text:list-item>
                          <text:list>
                            <text:list-item>
                              <text:p text:style-name="P14"><text:span text:style-name="T46">Copie des fichiers de l'arborescence de développement vers l'arborescence système</text:span></text:p>
                            </text:list-item>
                            <text:list-item>
                              <text:p text:style-name="P14"><text:span text:style-name="T46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Distinction entre </text:span><text:span text:style-name="T53">/usr</text:span><text:span text:style-name="T45"> et </text:span><text:span text:style-name="T53">/usr/local</text:span></text:p>
                      <text:list>
                        <text:list-item>
                          <text:list>
                            <text:list-item>
                              <text:p text:style-name="P14"><text:span text:style-name="T47">/usr</text:span><text:span text:style-name="T46"> → fichiers et répertoires fournis par les paquets</text:span></text:p>
                            </text:list-item>
                            <text:list-item>
                              <text:p text:style-name="P14"><text:span text:style-name="T47">/usr/local</text:span><text:span text:style-name="T46"> → fichiers et répertoires compilés localement</text:span></text:p>
                            </text:list-item>
                            <text:list-item>
                              <text:p text:style-name="P14"><text:span text:style-name="T47">/usr/local/src</text:span><text:span text:style-name="T46"> → fichiers et répertoires de l'arborescence de développement</text:span></text:p>
                            </text:list-item>
                            <text:list-item>
                              <text:p text:style-name="P14"><text:span text:style-name="T47">/usr/local/bin</text:span><text:span text:style-name="T46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3.7cm" svg:x="0.66cm" svg:y="3.6cm">
          <text:list text:style-name="L2">
            <text:list-item>
              <text:p text:style-name="P14"><text:span text:style-name="T54">Exemple : analyseur réseau wireshark</text:span></text:p>
              <text:list>
                <text:list-item>
                  <text:list>
                    <text:list-item>
                      <text:p text:style-name="P14"><text:span text:style-name="T44">Télécharger les sources depuis </text:span><text:span text:style-name="T55"><text:a xlink:href="http://www.wireshark.org/" xlink:type="simple">http://www.wireshark.org</text:a></text:span></text:p>
                    </text:list-item>
                    <text:list-item>
                      <text:p text:style-name="P14"><text:span text:style-name="T44">Créer l'arborescence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52">Décompresser l'archive dans le répertoire </text:span><text:span text:style-name="T47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6">Quels sont les droits nécessaires à l'utilisation du répertoire </text:span><text:span text:style-name="T57">/usr/local/src</text:span><text:span text:style-name="T56"> ?</text:span></text:p>
                                    </text:list-item>
                                    <text:list-item>
                                      <text:p text:style-name="P14"><text:span text:style-name="T56">Quelles sont les options de la commande </text:span><text:span text:style-name="T58">tar</text:span><text:span text:style-name="T56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14"><text:span text:style-name="T42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14"><text:span text:style-name="T46">Utiliser les informations données par la commande </text:span><text:span text:style-name="T47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3.7cm" svg:x="0.66cm" svg:y="3.6cm">
          <text:list text:style-name="L2">
            <text:list-item>
              <text:p text:style-name="P14"><text:span text:style-name="T54">Recherche et installation des paquets de bibliothèques</text:span></text:p>
              <text:list>
                <text:list-item>
                  <text:list>
                    <text:list-item>
                      <text:p text:style-name="P14"><text:span text:style-name="T44">Identifier le rôle des bibliothèques gtk et pcap</text:span></text:p>
                    </text:list-item>
                    <text:list-item>
                      <text:p text:style-name="P14"><text:span text:style-name="T45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14"><text:span text:style-name="T45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48">libgtk.*dev</text:span></text:p>
                                    </text:list-item>
                                    <text:list-item>
                                      <text:p text:style-name="P14"><text:span text:style-name="T48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59">Installer les deux paquets et reprendre l'étape configure</text:span></text:p>
                            </text:list-item>
                            <text:list-item>
                              <text:p text:style-name="P14"><text:span text:style-name="T59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4">Compilation des sources avec la commande make</text:span></text:p>
              <text:list>
                <text:list-item>
                  <text:list>
                    <text:list-item>
                      <text:p text:style-name="P14"><text:span text:style-name="T44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3.7cm" svg:x="0.66cm" svg:y="3.6cm">
          <text:list text:style-name="L2">
            <text:list-item>
              <text:p text:style-name="P14"><text:span text:style-name="T54">Test de l'application dans l'arborescence de développement</text:span></text:p>
              <text:list>
                <text:list-item>
                  <text:list>
                    <text:list-item>
                      <text:p text:style-name="P14"><text:span text:style-name="T44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14"><text:span text:style-name="T52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4">Installation avec la commande make install</text:span></text:p>
              <text:list>
                <text:list-item>
                  <text:list>
                    <text:list-item>
                      <text:p text:style-name="P14"><text:span text:style-name="T44">Installation dans l'arborescence /usr/local</text:span></text:p>
                    </text:list-item>
                    <text:list-item>
                      <text:p text:style-name="P14"><text:span text:style-name="T44">Repérer les chemins des bibliothèques</text:span></text:p>
                    </text:list-item>
                    <text:list-item>
                      <text:p text:style-name="P14"><text:span text:style-name="T44">Repérer les chemins des pages de manuel</text:span></text:p>
                    </text:list-item>
                    <text:list-item>
                      <text:p text:style-name="P14"><text:span text:style-name="T44">Reprendre le test d'exécution de l'application</text:span></text:p>
                    </text:list-item>
                    <text:list-item>
                      <text:p text:style-name="P14"><text:span text:style-name="T44">Exécuter la commande 'ldconfig'</text:span></text:p>
                      <text:list>
                        <text:list-item>
                          <text:list>
                            <text:list-item>
                              <text:p text:style-name="P14"><text:span text:style-name="T52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4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4.8cm" svg:x="0.66cm" svg:y="3.6cm">
          <text:list text:style-name="L2">
            <text:list-item>
              <text:p text:style-name="P14"><text:span text:style-name="T7">Shell Bash</text:span></text:p>
              <text:list>
                <text:list-item>
                  <text:list>
                    <text:list-item>
                      <text:p text:style-name="P14"><text:span text:style-name="T45">Interpréteur de commandes aux fonctions étendues</text:span></text:p>
                    </text:list-item>
                    <text:list-item>
                      <text:p text:style-name="P14"><text:span text:style-name="T45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4">Processus</text:span></text:p>
              <text:list>
                <text:list-item>
                  <text:list>
                    <text:list-item>
                      <text:p text:style-name="P14"><text:span text:style-name="T45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3">Droits sur le système de fichiers</text:span></text:p>
              <text:list>
                <text:list-item>
                  <text:list>
                    <text:list-item>
                      <text:p text:style-name="P14"><text:span text:style-name="T45">Principes de gestion des droits Unix</text:span></text:p>
                    </text:list-item>
                    <text:list-item>
                      <text:p text:style-name="P14"><text:span text:style-name="T45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3">Compilation d'une application à partir de ses sources</text:span></text:p>
              <text:list>
                <text:list-item>
                  <text:list>
                    <text:list-item>
                      <text:p text:style-name="P14"><text:span text:style-name="T45">À éviter ! Les paquets sont là pour nous aider</text:span></text:p>
                    </text:list-item>
                    <text:list-item>
                      <text:p text:style-name="P14"><text:span text:style-name="T45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4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Beaucoup mieux que la compilation à partir des sources</text:span></text:p>
                  <text:list>
                    <text:list-item>
                      <text:p text:style-name="P14"><text:span text:style-name="T8">Debian Packaging Tutorial</text:span></text:p>
                      <text:list>
                        <text:list-item>
                          <text:p text:style-name="P14"><text:span text:style-name="T9">Comment construire un paquet</text:span></text:p>
                        </text:list-item>
                        <text:list-item>
                          <text:p text:style-name="P14"><text:span text:style-name="T60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14"><text:span text:style-name="T8">Debian Handbook – chapter 15</text:span></text:p>
                      <text:list>
                        <text:list-item>
                          <text:p text:style-name="P14"><text:span text:style-name="T9">Creating a Debian Package</text:span></text:p>
                        </text:list-item>
                        <text:list-item>
                          <text:p text:style-name="P14"><text:span text:style-name="T60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274cm" svg:height="5.274cm" svg:x="27.326cm" svg:y="5.826cm">
          <draw:image xlink:href="Pictures/100000000000010E0000010E5C2C974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2-20T13:51:19.213138900</dc:date>
    <meta:editing-duration>P4DT5H33M5S</meta:editing-duration>
    <meta:editing-cycles>347</meta:editing-cycles>
    <meta:generator>LibreOffice/5.4.3.2$Linux_X86_64 LibreOffice_project/40m0$Build-2</meta:generator>
    <dc:creator>Philippe Latu</dc:creator>
    <meta:document-statistic meta:object-count="255"/>
  </office:meta>
</office:document-meta>
</file>